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86.24pt"/>
    </style:style>
    <style:style style:name="co2" style:family="table-column">
      <style:table-column-properties fo:break-before="auto" style:column-width="58.9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25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2"/>
  </office:automatic-styles>
  <office:body>
    <office:spreadsheet>
      <table:calculation-settings table:automatic-find-labels="false"/>
      <table:table table:name="F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row table:style-name="ro1">
          <table:table-cell/>
          <table:table-cell table:style-name="ce1" office:value-type="string" calcext:value-type="string">
            <text:p>mean (sec)</text:p>
          </table:table-cell>
          <table:table-cell table:style-name="ce1" office:value-type="string" calcext:value-type="string">
            <text:p>stddev (sec)</text:p>
          </table:table-cell>
          <table:table-cell table:style-name="Default" office:value-type="string" calcext:value-type="string">
            <text:p>fps</text:p>
          </table:table-cell>
        </table:table-row>
        <table:table-row table:style-name="ro1">
          <table:table-cell office:value-type="string" calcext:value-type="string">
            <text:p>128 beams, 500 bins, 120 fovx, 20 fovy</text:p>
          </table:table-cell>
          <table:table-cell office:value-type="float" office:value="0.0546834" calcext:value-type="float">
            <text:p>0.0546834</text:p>
          </table:table-cell>
          <table:table-cell office:value-type="float" office:value="0.00373812" calcext:value-type="float">
            <text:p>0.00373812</text:p>
          </table:table-cell>
          <table:table-cell table:formula="of:=1/[.B2]" office:value-type="float" office:value="18.2870852946232" calcext:value-type="float">
            <text:p>18.3</text:p>
          </table:table-cell>
        </table:table-row>
        <table:table-row table:style-name="ro1">
          <table:table-cell office:value-type="string" calcext:value-type="string">
            <text:p>256 beams, 500 bins, 120 fovx, 20 fovy</text:p>
          </table:table-cell>
          <table:table-cell office:value-type="float" office:value="0.0722763" calcext:value-type="float">
            <text:p>0.0722763</text:p>
          </table:table-cell>
          <table:table-cell office:value-type="float" office:value="0.00894485" calcext:value-type="float">
            <text:p>0.00894485</text:p>
          </table:table-cell>
          <table:table-cell table:formula="of:=1/[.B3]" office:value-type="float" office:value="13.8357940293014" calcext:value-type="float">
            <text:p>13.8</text:p>
          </table:table-cell>
        </table:table-row>
        <table:table-row table:style-name="ro1">
          <table:table-cell office:value-type="string" calcext:value-type="string">
            <text:p>128 beams, 1000 bins, 120 fovx, 20 fovy</text:p>
          </table:table-cell>
          <table:table-cell office:value-type="float" office:value="0.19877" calcext:value-type="float">
            <text:p>0.19877</text:p>
          </table:table-cell>
          <table:table-cell office:value-type="float" office:value="0.0170872" calcext:value-type="float">
            <text:p>0.0170872</text:p>
          </table:table-cell>
          <table:table-cell table:formula="of:=1/[.B4]" office:value-type="float" office:value="5.03094028273884" calcext:value-type="float">
            <text:p>5.0</text:p>
          </table:table-cell>
        </table:table-row>
        <table:table-row table:style-name="ro1">
          <table:table-cell office:value-type="string" calcext:value-type="string">
            <text:p>256 beams, 1000 bins, 120 fovx, 20 fovy</text:p>
          </table:table-cell>
          <table:table-cell office:value-type="float" office:value="0.218282" calcext:value-type="float">
            <text:p>0.218282</text:p>
          </table:table-cell>
          <table:table-cell office:value-type="float" office:value="0.0119873" calcext:value-type="float">
            <text:p>0.0119873</text:p>
          </table:table-cell>
          <table:table-cell table:formula="of:=1/[.B5]" office:value-type="float" office:value="4.58122978532357" calcext:value-type="float">
            <text:p>4.6</text:p>
          </table:table-cell>
        </table:table-row>
        <table:table-row table:style-name="ro1">
          <table:table-cell office:value-type="string" calcext:value-type="string">
            <text:p>128 beams, 500 bins, 90 fovx, 15 fovy</text:p>
          </table:table-cell>
          <table:table-cell office:value-type="float" office:value="0.0774186" calcext:value-type="float">
            <text:p>0.0774186</text:p>
          </table:table-cell>
          <table:table-cell office:value-type="float" office:value="0.0118534" calcext:value-type="float">
            <text:p>0.0118534</text:p>
          </table:table-cell>
          <table:table-cell table:formula="of:=1/[.B6]" office:value-type="float" office:value="12.9167926053946" calcext:value-type="float">
            <text:p>12.9</text:p>
          </table:table-cell>
        </table:table-row>
        <table:table-row table:style-name="ro1">
          <table:table-cell office:value-type="string" calcext:value-type="string">
            <text:p>256 beams, 500 bins, 90 fovx, 15 fovy</text:p>
          </table:table-cell>
          <table:table-cell office:value-type="float" office:value="0.0945958" calcext:value-type="float">
            <text:p>0.0945958</text:p>
          </table:table-cell>
          <table:table-cell office:value-type="float" office:value="0.0102294" calcext:value-type="float">
            <text:p>0.0102294</text:p>
          </table:table-cell>
          <table:table-cell table:formula="of:=1/[.B7]" office:value-type="float" office:value="10.5712938629411" calcext:value-type="float">
            <text:p>10.6</text:p>
          </table:table-cell>
        </table:table-row>
        <table:table-row table:style-name="ro1">
          <table:table-cell office:value-type="string" calcext:value-type="string">
            <text:p>128 beams, 1000 bins, 90 fovx, 15 fovy</text:p>
          </table:table-cell>
          <table:table-cell office:value-type="float" office:value="0.260864" calcext:value-type="float">
            <text:p>0.260864</text:p>
          </table:table-cell>
          <table:table-cell office:value-type="float" office:value="0.0184956" calcext:value-type="float">
            <text:p>0.0184956</text:p>
          </table:table-cell>
          <table:table-cell table:formula="of:=1/[.B8]" office:value-type="float" office:value="3.83341511285574" calcext:value-type="float">
            <text:p>3.8</text:p>
          </table:table-cell>
        </table:table-row>
        <table:table-row table:style-name="ro1">
          <table:table-cell office:value-type="string" calcext:value-type="string">
            <text:p>256 beams, 1000 bins, 90 fovx, 15 fovy</text:p>
          </table:table-cell>
          <table:table-cell office:value-type="float" office:value="0.26867" calcext:value-type="float">
            <text:p>0.26867</text:p>
          </table:table-cell>
          <table:table-cell office:value-type="float" office:value="0.0166807" calcext:value-type="float">
            <text:p>0.0166807</text:p>
          </table:table-cell>
          <table:table-cell table:formula="of:=1/[.B9]" office:value-type="float" office:value="3.72203818811181" calcext:value-type="float">
            <text:p>3.7</text:p>
          </table:table-cell>
        </table:table-row>
      </table:table>
      <table:table table:name="MSIS" table:style-name="ta1"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row table:style-name="ro1">
          <table:table-cell/>
          <table:table-cell table:style-name="ce1" office:value-type="string" calcext:value-type="string">
            <text:p>mean (sec)</text:p>
          </table:table-cell>
          <table:table-cell table:style-name="ce1" office:value-type="string" calcext:value-type="string">
            <text:p>stddev (sec)</text:p>
          </table:table-cell>
          <table:table-cell table:style-name="Default" office:value-type="string" calcext:value-type="string">
            <text:p>fps</text:p>
          </table:table-cell>
        </table:table-row>
        <table:table-row table:style-name="ro1">
          <table:table-cell office:value-type="string" calcext:value-type="string">
            <text:p>500 bins, 3 fovx, 35 fovy</text:p>
          </table:table-cell>
          <table:table-cell office:value-type="float" office:value="0.00881959" calcext:value-type="float">
            <text:p>0.00881959</text:p>
          </table:table-cell>
          <table:table-cell office:value-type="float" office:value="0.000709754" calcext:value-type="float">
            <text:p>0.000709754</text:p>
          </table:table-cell>
          <table:table-cell table:formula="of:=1/[.B2]" office:value-type="float" office:value="113.383955489994" calcext:value-type="float">
            <text:p>113.4</text:p>
          </table:table-cell>
        </table:table-row>
        <table:table-row table:style-name="ro1">
          <table:table-cell office:value-type="string" calcext:value-type="string">
            <text:p>1000 bins, 3 fovx, 35 fovy</text:p>
          </table:table-cell>
          <table:table-cell office:value-type="float" office:value="0.0345122" calcext:value-type="float">
            <text:p>0.0345122</text:p>
          </table:table-cell>
          <table:table-cell office:value-type="float" office:value="0.0015794" calcext:value-type="float">
            <text:p>0.0015794</text:p>
          </table:table-cell>
          <table:table-cell table:formula="of:=1/[.B3]" office:value-type="float" office:value="28.9752609222246" calcext:value-type="float">
            <text:p>29.0</text:p>
          </table:table-cell>
        </table:table-row>
        <table:table-row table:style-name="ro1">
          <table:table-cell office:value-type="string" calcext:value-type="string">
            <text:p>500 bins, 2 fovx, 20 fovy</text:p>
          </table:table-cell>
          <table:table-cell office:value-type="float" office:value="0.0103457" calcext:value-type="float">
            <text:p>0.0103457</text:p>
          </table:table-cell>
          <table:table-cell office:value-type="float" office:value="0.000665683" calcext:value-type="float">
            <text:p>0.000665683</text:p>
          </table:table-cell>
          <table:table-cell table:formula="of:=1/[.B4]" office:value-type="float" office:value="96.6585151318906" calcext:value-type="float">
            <text:p>96.7</text:p>
          </table:table-cell>
        </table:table-row>
        <table:table-row table:style-name="ro1">
          <table:table-cell office:value-type="string" calcext:value-type="string">
            <text:p>1000 bins, 2 fovx, 20 fovy</text:p>
          </table:table-cell>
          <table:table-cell office:value-type="float" office:value="0.0417138" calcext:value-type="float">
            <text:p>0.0417138</text:p>
          </table:table-cell>
          <table:table-cell office:value-type="float" office:value="0.00368668" calcext:value-type="float">
            <text:p>0.00368668</text:p>
          </table:table-cell>
          <table:table-cell table:formula="of:=1/[.B5]" office:value-type="float" office:value="23.9728818760218" calcext:value-type="float">
            <text:p>24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 style:data-style-name="N2" text:time-value="20:41:56.1365883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0:09.289745616</meta:creation-date>
    <dc:date>2017-03-22T21:43:32.878916451</dc:date>
    <meta:editing-duration>PT2H45M9S</meta:editing-duration>
    <meta:editing-cycles>17</meta:editing-cycles>
    <meta:generator>LibreOffice/5.1.4.2$Linux_X86_64 LibreOffice_project/10m0$Build-2</meta:generator>
    <meta:document-statistic meta:table-count="2" meta:cell-count="54" meta:object-count="0"/>
  </office:meta>
</office:document-meta>
</file>